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c683" officeooo:paragraph-rsid="0012c683"/>
    </style:style>
    <style:style style:name="P2" style:family="paragraph" style:parent-style-name="Standard">
      <style:text-properties officeooo:rsid="0014a845" officeooo:paragraph-rsid="0014a845"/>
    </style:style>
    <style:style style:name="P3" style:family="paragraph" style:parent-style-name="Standard">
      <style:text-properties officeooo:rsid="0014c4b4" officeooo:paragraph-rsid="0014c4b4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4c4b4" officeooo:paragraph-rsid="0014c4b4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text-properties officeooo:rsid="0012c683" officeooo:paragraph-rsid="0014c4b4"/>
    </style:style>
    <style:style style:name="T1" style:family="text">
      <style:text-properties officeooo:rsid="0014c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ESTIONES Xpath</text:p>
      <text:p text:style-name="P3"/>
      <text:p text:style-name="P6">1- ¿Qué es Xpath?</text:p>
      <text:p text:style-name="P1"/>
      <text:p text:style-name="P1">2- <text:s/><text:span text:style-name="T1">Sintaxis Xpath.</text:span></text:p>
      <text:p text:style-name="P1"/>
      <text:p text:style-name="P2">3- En el siguiente documento indica los nodos:</text:p>
      <text:p text:style-name="P2"/>
      <table:table table:name="Tabla1" table:style-name="Tabla1">
        <table:table-column table:style-name="Tabla1.A"/>
        <table:table-row table:style-name="TableLine2496966612976">
          <table:table-cell table:style-name="Tabla1.A1" office:value-type="string">
            <text:p text:style-name="Preformatted_20_Text"><text:span text:style-name="Source_20_Text"/></text:p>
            <text:p text:style-name="Preformatted_20_Text"><text:span text:style-name="Source_20_Text">&lt;reyes&gt;</text:span></text:p>
            <text:p text:style-name="Preformatted_20_Text"><text:span text:style-name="Source_20_Text"/></text:p>
            <text:p text:style-name="Preformatted_20_Text"><text:span text:style-name="Source_20_Text"><text:s text:c="2"/>&lt;acercade&gt;La Reina Victoria y sus descendientes&lt;/acercade&gt;</text:span></text:p>
            <text:p text:style-name="Preformatted_20_Text"><text:span text:style-name="Source_20_Text"/></text:p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Reina Victoria&lt;/nombre&gt;</text:span></text:p>
            <text:p text:style-name="Preformatted_20_Text"><text:span text:style-name="Source_20_Text"><text:s text:c="4"/>&lt;vida nacimiento="1819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Reina&lt;/cargo&gt;</text:span></text:p>
            <text:p text:style-name="Preformatted_20_Text"><text:span text:style-name="Source_20_Text"><text:s text:c="6"/>&lt;pais&gt;Reino Unido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Emperatriz Victoria&lt;/nombre&gt;</text:span></text:p>
            <text:p text:style-name="Preformatted_20_Text"><text:span text:style-name="Source_20_Text"><text:s text:c="4"/>&lt;vida nacimiento="1840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triz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 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Guillermo II&lt;/nombre&gt;</text:span></text:p>
            <text:p text:style-name="Preformatted_20_Text"><text:span text:style-name="Source_20_Text"><text:s text:c="4"/>&lt;vida nacimiento="1859" pais="Alemania" muerte="194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dor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5"><text:span text:style-name="Source_20_Text">&lt;/reyes&gt;</text:span></text:p>
          </table:table-cell>
        </table:table-row>
      </table:table>
      <text:p text:style-name="P1"/>
      <text:p text:style-name="P2">a) <text:s/>Nodo raíz.</text:p>
      <text:p text:style-name="P2">b) Hijos del nodo raíz.</text:p>
      <text:p text:style-name="P2">c) Hijos de persona.</text:p>
      <text:p text:style-name="P2">d) Hijos de monarca.</text:p>
      <text:p text:style-name="P2">e) Hermanos del elemento nombre.</text:p>
      <text:p text:style-name="P2">f) Descendientes de persona.</text:p>
      <text:p text:style-name="P3">g) Atributos del elemento vida.</text:p>
      <text:p text:style-name="P3">h) Hijos de país.</text:p>
      <text:p text:style-name="P3"/>
      <text:p text:style-name="P3">5) Indica las rutas de selección de nod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29T18:11:17.436000000</meta:creation-date>
    <dc:date>2020-03-29T18:39:03.465000000</dc:date>
    <meta:editing-duration>PT7M24S</meta:editing-duration>
    <meta:editing-cycles>1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40" meta:word-count="109" meta:character-count="1016" meta:non-whitespace-character-count="846"/>
  </office:meta>
</office:document-meta>
</file>